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3.3962264150943398" table:formula="of:=(([.D8]+[.E8])/2) / ((([.J8]+[.K8])/2+[.L8])/10) * ([.N8]+[.M8]/100)" table:style-name="ce16">
            <text:p>3.3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7.8962264150943398" table:formula="of:=(([.D9]+[.E9])/2) / ((([.J9]+[.K9])/2+[.L9])/10) * ([.N9]+[.M9]/100)" table:style-name="ce16">
            <text:p>7.8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9.245283018867926" table:formula="of:=(([.D10]+[.E10])/2) / ((([.J10]+[.K10])/2+[.L10])/10) * ([.N10]+[.M10]/100)" table:style-name="ce16">
            <text:p>19.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4.0754716981132075" table:formula="of:=(([.D11]+[.E11])/2) / ((([.J11]+[.K11])/2+[.L11])/10) * ([.N11]+[.M11]/100)" table:style-name="ce16">
            <text:p>4.0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9.4245283018867934" table:formula="of:=(([.D12]+[.E12])/2) / ((([.J12]+[.K12])/2+[.L12])/10) * ([.N12]+[.M12]/100)" table:style-name="ce16">
            <text:p>9.4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23.20754716981132" table:formula="of:=(([.D13]+[.E13])/2) / ((([.J13]+[.K13])/2+[.L13])/10) * ([.N13]+[.M13]/100)" table:style-name="ce16">
            <text:p>23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7547169811320753" table:formula="of:=(([.D14]+[.E14])/2) / ((([.J14]+[.K14])/2+[.L14])/10) * ([.N14]+[.M14]/1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11.207547169811322" table:formula="of:=(([.D15]+[.E15])/2) / ((([.J15]+[.K15])/2+[.L15])/10) * ([.N15]+[.M15]/100)" table:style-name="ce16">
            <text:p>11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6.886792452830186" table:formula="of:=(([.D16]+[.E16])/2) / ((([.J16]+[.K16])/2+[.L16])/10) * ([.N16]+[.M16]/100)" table:style-name="ce16">
            <text:p>26.8867924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.4339622641509431" table:formula="of:=(([.D17]+[.E17])/2) / ((([.J17]+[.K17])/2+[.L17])/10) * ([.N17]+[.M17]/100)" table:style-name="ce16">
            <text:p>5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2.735849056603776" table:formula="of:=(([.D18]+[.E18])/2) / ((([.J18]+[.K18])/2+[.L18])/10) * ([.N18]+[.M18]/100)" table:style-name="ce16">
            <text:p>12.7358490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30.849056603773587" table:formula="of:=(([.D19]+[.E19])/2) / ((([.J19]+[.K19])/2+[.L19])/10) * ([.N19]+[.M19]/100)" table:style-name="ce16">
            <text:p>30.849056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6.1132075471698117" table:formula="of:=(([.D20]+[.E20])/2) / ((([.J20]+[.K20])/2+[.L20])/10) * ([.N20]+[.M20]/100)" table:style-name="ce16">
            <text:p>6.11320754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4.264150943396229" table:formula="of:=(([.D21]+[.E21])/2) / ((([.J21]+[.K21])/2+[.L21])/10) * ([.N21]+[.M21]/100)" table:style-name="ce16">
            <text:p>14.2641509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34.811320754716981" table:formula="of:=(([.D22]+[.E22])/2) / ((([.J22]+[.K22])/2+[.L22])/10) * ([.N22]+[.M22]/100)" table:style-name="ce16">
            <text:p>34.8113207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float" office:value="70" table:style-name="ce16">
            <text:p>7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4" table:formula="of:=(([.D24]+[.E24])/2) / ((([.J24]+[.K24])/2+[.L24])/10) * ([.N24]+[.M24]/100)" table:style-name="ce16">
            <text:p>2.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5.580000000000001" table:formula="of:=(([.D25]+[.E25])/2) / ((([.J25]+[.K25])/2+[.L25])/10) * ([.N25]+[.M25]/100)" table:style-name="ce16">
            <text:p>5.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3.200000000000001" table:formula="of:=(([.D26]+[.E26])/2) / ((([.J26]+[.K26])/2+[.L26])/10) * ([.N26]+[.M26]/100)" table:style-name="ce16">
            <text:p>13.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float" office:value="169" table:style-name="ce16">
            <text:p>169</text:p>
          </table:table-cell>
          <table:table-cell office:value-type="float" office:value="357" table:style-name="ce16">
            <text:p>357</text:p>
          </table:table-cell>
          <table:table-cell office:value-type="float" office:value="69.683760683760681" table:formula="of:=(([.D28]+[.E28])/2) / ((([.J28]+[.K28])/2+[.L28])/10) * ([.N28]+[.M28]/100)" table:style-name="ce16">
            <text:p>69.6837606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float" office:value="30" table:style-name="ce16">
            <text:p>30</text:p>
          </table:table-cell>
          <table:table-cell office:value-type="float" office:value="70" table:style-name="ce16">
            <text:p>7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float" office:value="415" table:style-name="ce16">
            <text:p>415</text:p>
          </table:table-cell>
          <table:table-cell office:value-type="float" office:value="77.367521367521363" table:formula="of:=(([.D29]+[.E29])/2) / ((([.J29]+[.K29])/2+[.L29])/10) * ([.N29]+[.M29]/100)" table:style-name="ce16">
            <text:p>77.36752137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float" office:value="30" table:style-name="ce16">
            <text:p>30</text:p>
          </table:table-cell>
          <table:table-cell office:value-type="float" office:value="70" table:style-name="ce16">
            <text:p>7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540.22988505747128" table:formula="of:=(([.D31]+[.E31])/2) / ((([.J31]+[.K31])/2+[.L31])/10) * ([.N31]+[.M31]/100)" table:style-name="ce16">
            <text:p>540.2298851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9" table:style-name="ce16">
            <text:p>9</text:p>
          </table:table-cell>
          <table:table-cell office:value-type="float" office:value="24" table:style-name="ce16">
            <text:p>24</text:p>
          </table:table-cell>
          <table:table-cell office:value-type="float" office:value="4.0841584158415847" table:formula="of:=(([.D33]+[.E33])/2) / ((([.J33]+[.K33])/2+[.L33])/10) * ([.N33]+[.M33]/100)" table:style-name="ce16">
            <text:p>4.084158416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float" office:value="51" table:style-name="ce16">
            <text:p>51</text:p>
          </table:table-cell>
          <table:table-cell office:value-type="float" office:value="9.564356435643564" table:formula="of:=(([.D34]+[.E34])/2) / ((([.J34]+[.K34])/2+[.L34])/10) * ([.N34]+[.M34]/100)" table:style-name="ce16">
            <text:p>9.564356436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115" table:style-name="ce16">
            <text:p>115</text:p>
          </table:table-cell>
          <table:table-cell office:value-type="float" office:value="23.019801980198022" table:formula="of:=(([.D35]+[.E35])/2) / ((([.J35]+[.K35])/2+[.L35])/10) * ([.N35]+[.M35]/100)" table:style-name="ce16">
            <text:p>23.01980198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float" office:value="29" table:style-name="ce16">
            <text:p>29</text:p>
          </table:table-cell>
          <table:table-cell office:value-type="float" office:value="4.7029702970297036" table:formula="of:=(([.D36]+[.E36])/2) / ((([.J36]+[.K36])/2+[.L36])/10) * ([.N36]+[.M36]/100)" table:style-name="ce16">
            <text:p>4.702970297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float" office:value="58" table:style-name="ce16">
            <text:p>58</text:p>
          </table:table-cell>
          <table:table-cell office:value-type="float" office:value="11.089108910891088" table:formula="of:=(([.D37]+[.E37])/2) / ((([.J37]+[.K37])/2+[.L37])/10) * ([.N37]+[.M37]/100)" table:style-name="ce16">
            <text:p>11.08910891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float" office:value="128" table:style-name="ce16">
            <text:p>128</text:p>
          </table:table-cell>
          <table:table-cell office:value-type="float" office:value="26.549504950495049" table:formula="of:=(([.D38]+[.E38])/2) / ((([.J38]+[.K38])/2+[.L38])/10) * ([.N38]+[.M38]/100)" table:style-name="ce16">
            <text:p>26.54950495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float" office:value="32" table:style-name="ce16">
            <text:p>32</text:p>
          </table:table-cell>
          <table:table-cell office:value-type="float" office:value="5.3217821782178216" table:formula="of:=(([.D39]+[.E39])/2) / ((([.J39]+[.K39])/2+[.L39])/10) * ([.N39]+[.M39]/100)" table:style-name="ce16">
            <text:p>5.321782178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float" office:value="66" table:style-name="ce16">
            <text:p>66</text:p>
          </table:table-cell>
          <table:table-cell office:value-type="float" office:value="12.475247524752476" table:formula="of:=(([.D40]+[.E40])/2) / ((([.J40]+[.K40])/2+[.L40])/10) * ([.N40]+[.M40]/100)" table:style-name="ce16">
            <text:p>12.47524752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float" office:value="147" table:style-name="ce16">
            <text:p>147</text:p>
          </table:table-cell>
          <table:table-cell office:value-type="float" office:value="29.925742574257427" table:formula="of:=(([.D41]+[.E41])/2) / ((([.J41]+[.K41])/2+[.L41])/10) * ([.N41]+[.M41]/100)" table:style-name="ce16">
            <text:p>29.92574257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21.511627906976745" table:formula="of:=(([.D43]+[.E43])/2) / ((([.J43]+[.K43])/2+[.L43])/10) * ([.N43]+[.M43]/100)" table:style-name="ce16">
            <text:p>21.5116279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7.104651162790699" table:formula="of:=(([.D44]+[.E44])/2) / ((([.J44]+[.K44])/2+[.L44])/10) * ([.N44]+[.M44]/100)" table:style-name="ce16">
            <text:p>27.1046511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float" office:value="19" table:style-name="ce16">
            <text:p>19</text:p>
          </table:table-cell>
          <table:table-cell office:value-type="float" office:value="4.1527777777777777" table:formula="of:=(([.D46]+[.E46])/2) / ((([.J46]+[.K46])/2+[.L46])/10) * ([.N46]+[.M46]/100)" table:style-name="ce16">
            <text:p>4.152777778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float" office:value="40" table:style-name="ce16">
            <text:p>40</text:p>
          </table:table-cell>
          <table:table-cell office:value-type="float" office:value="9.6666666666666661" table:formula="of:=(([.D47]+[.E47])/2) / ((([.J47]+[.K47])/2+[.L47])/10) * ([.N47]+[.M47]/100)" table:style-name="ce16">
            <text:p>9.6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float" office:value="84" table:style-name="ce16">
            <text:p>84</text:p>
          </table:table-cell>
          <table:table-cell office:value-type="float" office:value="22.888888888888889" table:formula="of:=(([.D48]+[.E48])/2) / ((([.J48]+[.K48])/2+[.L48])/10) * ([.N48]+[.M48]/100)" table:style-name="ce16">
            <text:p>22.88888889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float" office:value="21" table:style-name="ce16">
            <text:p>21</text:p>
          </table:table-cell>
          <table:table-cell office:value-type="float" office:value="4.6944444444444446" table:formula="of:=(([.D49]+[.E49])/2) / ((([.J49]+[.K49])/2+[.L49])/10) * ([.N49]+[.M49]/100)" table:style-name="ce16">
            <text:p>4.694444444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float" office:value="45" table:style-name="ce16">
            <text:p>45</text:p>
          </table:table-cell>
          <table:table-cell office:value-type="float" office:value="11.076388888888888" table:formula="of:=(([.D50]+[.E50])/2) / ((([.J50]+[.K50])/2+[.L50])/10) * ([.N50]+[.M50]/100)" table:style-name="ce16">
            <text:p>11.07638889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float" office:value="97" table:style-name="ce16">
            <text:p>97</text:p>
          </table:table-cell>
          <table:table-cell office:value-type="float" office:value="26.666666666666671" table:formula="of:=(([.D51]+[.E51])/2) / ((([.J51]+[.K51])/2+[.L51])/10) * ([.N51]+[.M51]/100)" table:style-name="ce16">
            <text:p>26.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float" office:value="23" table:style-name="ce16">
            <text:p>23</text:p>
          </table:table-cell>
          <table:table-cell office:value-type="float" office:value="5.2361111111111116" table:formula="of:=(([.D52]+[.E52])/2) / ((([.J52]+[.K52])/2+[.L52])/10) * ([.N52]+[.M52]/100)" table:style-name="ce16">
            <text:p>5.2361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float" office:value="50" table:style-name="ce16">
            <text:p>50</text:p>
          </table:table-cell>
          <table:table-cell office:value-type="float" office:value="12.486111111111111" table:formula="of:=(([.D53]+[.E53])/2) / ((([.J53]+[.K53])/2+[.L53])/10) * ([.N53]+[.M53]/100)" table:style-name="ce16">
            <text:p>12.486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float" office:value="108" table:style-name="ce16">
            <text:p>108</text:p>
          </table:table-cell>
          <table:table-cell office:value-type="float" office:value="30" table:formula="of:=(([.D54]+[.E54])/2) / ((([.J54]+[.K54])/2+[.L54])/10) * ([.N54]+[.M54]/100)" table:style-name="ce16">
            <text:p>30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3000000000000003" table:formula="of:=(([.D56]+[.E56])/2) / ((([.J56]+[.K56])/2+[.L56])/10) * ([.N56]+[.M56]/100)" table:style-name="ce16">
            <text:p>3.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7.8571428571428568" table:formula="of:=(([.D57]+[.E57])/2) / ((([.J57]+[.K57])/2+[.L57])/10) * ([.N57]+[.M57]/100)" table:style-name="ce16">
            <text:p>7.857142857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9" table:formula="of:=(([.D58]+[.E58])/2) / ((([.J58]+[.K58])/2+[.L58])/10) * ([.N58]+[.M58]/100)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float" office:value="20" table:style-name="ce16">
            <text:p>20</text:p>
          </table:table-cell>
          <table:table-cell office:value-type="float" office:value="3.9285714285714293" table:formula="of:=(([.D59]+[.E59])/2) / ((([.J59]+[.K59])/2+[.L59])/10) * ([.N59]+[.M59]/100)" table:style-name="ce16">
            <text:p>3.928571429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float" office:value="42" table:style-name="ce16">
            <text:p>42</text:p>
          </table:table-cell>
          <table:table-cell office:value-type="float" office:value="9.4642857142857135" table:formula="of:=(([.D60]+[.E60])/2) / ((([.J60]+[.K60])/2+[.L60])/10) * ([.N60]+[.M60]/100)" table:style-name="ce16">
            <text:p>9.464285714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float" office:value="89" table:style-name="ce16">
            <text:p>89</text:p>
          </table:table-cell>
          <table:table-cell office:value-type="float" office:value="22.799999999999997" table:formula="of:=(([.D61]+[.E61])/2) / ((([.J61]+[.K61])/2+[.L61])/10) * ([.N61]+[.M61]/100)" table:style-name="ce16">
            <text:p>22.8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float" office:value="24" table:style-name="ce16">
            <text:p>24</text:p>
          </table:table-cell>
          <table:table-cell office:value-type="float" office:value="4.7142857142857144" table:formula="of:=(([.D62]+[.E62])/2) / ((([.J62]+[.K62])/2+[.L62])/10) * ([.N62]+[.M62]/100)" table:style-name="ce16">
            <text:p>4.714285714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float" office:value="49" table:style-name="ce16">
            <text:p>49</text:p>
          </table:table-cell>
          <table:table-cell office:value-type="float" office:value="11.071428571428573" table:formula="of:=(([.D63]+[.E63])/2) / ((([.J63]+[.K63])/2+[.L63])/10) * ([.N63]+[.M63]/100)" table:style-name="ce16">
            <text:p>11.07142857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float" office:value="103" table:style-name="ce16">
            <text:p>103</text:p>
          </table:table-cell>
          <table:table-cell office:value-type="float" office:value="26.599999999999998" table:formula="of:=(([.D64]+[.E64])/2) / ((([.J64]+[.K64])/2+[.L64])/10) * ([.N64]+[.M64]/100)" table:style-name="ce16">
            <text:p>26.6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float" office:value="27" table:style-name="ce16">
            <text:p>27</text:p>
          </table:table-cell>
          <table:table-cell office:value-type="float" office:value="5.3428571428571425" table:formula="of:=(([.D65]+[.E65])/2) / ((([.J65]+[.K65])/2+[.L65])/10) * ([.N65]+[.M65]/100)" table:style-name="ce16">
            <text:p>5.342857143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float" office:value="55" table:style-name="ce16">
            <text:p>55</text:p>
          </table:table-cell>
          <table:table-cell office:value-type="float" office:value="12.5" table:formula="of:=(([.D66]+[.E66])/2) / ((([.J66]+[.K66])/2+[.L66])/10) * ([.N66]+[.M66]/100)" table:style-name="ce16">
            <text:p>12.5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float" office:value="116" table:style-name="ce16">
            <text:p>116</text:p>
          </table:table-cell>
          <table:table-cell office:value-type="float" office:value="30.4" table:formula="of:=(([.D67]+[.E67])/2) / ((([.J67]+[.K67])/2+[.L67])/10) * ([.N67]+[.M67]/100)" table:style-name="ce16">
            <text:p>30.4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float" office:value="30" table:style-name="ce16">
            <text:p>30</text:p>
          </table:table-cell>
          <table:table-cell office:value-type="float" office:value="5.9714285714285724" table:formula="of:=(([.D68]+[.E68])/2) / ((([.J68]+[.K68])/2+[.L68])/10) * ([.N68]+[.M68]/100)" table:style-name="ce16">
            <text:p>5.971428571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float" office:value="62" table:style-name="ce16">
            <text:p>62</text:p>
          </table:table-cell>
          <table:table-cell office:value-type="float" office:value="14.107142857142858" table:formula="of:=(([.D69]+[.E69])/2) / ((([.J69]+[.K69])/2+[.L69])/10) * ([.N69]+[.M69]/100)" table:style-name="ce16">
            <text:p>14.10714286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float" office:value="130" table:style-name="ce16">
            <text:p>130</text:p>
          </table:table-cell>
          <table:table-cell office:value-type="float" office:value="34.199999999999996" table:formula="of:=(([.D70]+[.E70])/2) / ((([.J70]+[.K70])/2+[.L70])/10) * ([.N70]+[.M70]/100)" table:style-name="ce16">
            <text:p>34.2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71]+[.E71])/2) / ((([.J71]+[.K71])/2+[.L71])/10) * ([.N71]+[.M7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7800000000000002" table:formula="of:=(([.D72]+[.E72])/2) / ((([.J72]+[.K72])/2+[.L72])/10) * ([.N72]+[.M72]/100)" table:style-name="ce16">
            <text:p>3.78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9257142857142853" table:formula="of:=(([.D73]+[.E73])/2) / ((([.J73]+[.K73])/2+[.L73])/10) * ([.N73]+[.M73]/100)" table:style-name="ce16">
            <text:p>8.925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1.307142857142853" table:formula="of:=(([.D74]+[.E74])/2) / ((([.J74]+[.K74])/2+[.L74])/10) * ([.N74]+[.M74]/100)" table:style-name="ce16">
            <text:p>21.30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4" table:style-name="ce12"/>
          <table:table-cell office:value-type="float" office:value="0" table:formula="of:=(([.D75]+[.E75])/2) / ((([.J75]+[.K75])/2+[.L75])/10) * ([.N75]+[.M7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34.424999999999997" table:formula="of:=(([.D76]+[.E76])/2) / ((([.J76]+[.K76])/2+[.L76])/10) * ([.N76]+[.M76]/100)" table:style-name="ce16">
            <text:p>34.4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38.25" table:formula="of:=(([.D77]+[.E77])/2) / ((([.J77]+[.K77])/2+[.L77])/10) * ([.N77]+[.M77]/100)" table:style-name="ce16">
            <text:p>38.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4" table:style-name="ce12"/>
          <table:table-cell office:value-type="float" office:value="0" table:formula="of:=(([.D78]+[.E78])/2) / ((([.J78]+[.K78])/2+[.L78])/10) * ([.N78]+[.M7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9063829787234039" table:formula="of:=(([.D79]+[.E79])/2) / ((([.J79]+[.K79])/2+[.L79])/10) * ([.N79]+[.M79]/100)" table:style-name="ce16">
            <text:p>3.90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9.4468085106382986" table:formula="of:=(([.D80]+[.E80])/2) / ((([.J80]+[.K80])/2+[.L80])/10) * ([.N80]+[.M80]/100)" table:style-name="ce16">
            <text:p>9.44680851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23.553191489361705" table:formula="of:=(([.D81]+[.E81])/2) / ((([.J81]+[.K81])/2+[.L81])/10) * ([.N81]+[.M81]/100)" table:style-name="ce16">
            <text:p>23.5531914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4.3829787234042552" table:formula="of:=(([.D82]+[.E82])/2) / ((([.J82]+[.K82])/2+[.L82])/10) * ([.N82]+[.M82]/100)" table:style-name="ce16">
            <text:p>4.382978723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10.555319148936171" table:formula="of:=(([.D83]+[.E83])/2) / ((([.J83]+[.K83])/2+[.L83])/10) * ([.N83]+[.M83]/100)" table:style-name="ce16">
            <text:p>10.5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25.46382978723404" table:formula="of:=(([.D84]+[.E84])/2) / ((([.J84]+[.K84])/2+[.L84])/10) * ([.N84]+[.M84]/100)" table:style-name="ce16">
            <text:p>25.4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8680851063829786" table:formula="of:=(([.D85]+[.E85])/2) / ((([.J85]+[.K85])/2+[.L85])/10) * ([.N85]+[.M85]/100)" table:style-name="ce16">
            <text:p>4.8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11.680851063829786" table:formula="of:=(([.D86]+[.E86])/2) / ((([.J86]+[.K86])/2+[.L86])/10) * ([.N86]+[.M86]/100)" table:style-name="ce16">
            <text:p>11.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7.982978723404255" table:formula="of:=(([.D87]+[.E87])/2) / ((([.J87]+[.K87])/2+[.L87])/10) * ([.N87]+[.M87]/100)" table:style-name="ce16">
            <text:p>27.98297872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4" table:style-name="ce12"/>
          <table:table-cell office:value-type="float" office:value="0" table:formula="of:=(([.D88]+[.E88])/2) / ((([.J88]+[.K88])/2+[.L88])/10) * ([.N88]+[.M8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5.5446428571428577" table:formula="of:=(([.D89]+[.E89])/2) / ((([.J89]+[.K89])/2+[.L89])/10) * ([.N89]+[.M89]/100)" table:style-name="ce16">
            <text:p>5.5446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6.7767857142857144" table:formula="of:=(([.D90]+[.E90])/2) / ((([.J90]+[.K90])/2+[.L90])/10) * ([.N90]+[.M90]/100)" table:style-name="ce16">
            <text:p>6.7767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4" table:style-name="ce12"/>
          <table:table-cell office:value-type="float" office:value="0" table:formula="of:=(([.D91]+[.E91])/2) / ((([.J91]+[.K91])/2+[.L91])/10) * ([.N91]+[.M9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52.433121019108285" table:formula="of:=(([.D92]+[.E92])/2) / ((([.J92]+[.K92])/2+[.L92])/10) * ([.N92]+[.M92]/100)" table:style-name="ce16">
            <text:p>52.43312102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63" table:formula="of:=(([.D93]+[.E93])/2) / ((([.J93]+[.K93])/2+[.L93])/10) * ([.N93]+[.M93]/100)" table:style-name="ce16">
            <text:p>6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4" table:style-name="ce12"/>
          <table:table-cell office:value-type="float" office:value="0" table:formula="of:=(([.D94]+[.E94])/2) / ((([.J94]+[.K94])/2+[.L94])/10) * ([.N94]+[.M9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9080459770114948" table:formula="of:=(([.D95]+[.E95])/2) / ((([.J95]+[.K95])/2+[.L95])/10) * ([.N95]+[.M95]/100)" table:style-name="ce16">
            <text:p>3.9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8.7356321839080469" table:formula="of:=(([.D96]+[.E96])/2) / ((([.J96]+[.K96])/2+[.L96])/10) * ([.N96]+[.M96]/100)" table:style-name="ce16">
            <text:p>8.73563218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9.31034482758621" table:formula="of:=(([.D97]+[.E97])/2) / ((([.J97]+[.K97])/2+[.L97])/10) * ([.N97]+[.M97]/100)" table:style-name="ce16">
            <text:p>19.3103448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4.4942528735632186" table:formula="of:=(([.D98]+[.E98])/2) / ((([.J98]+[.K98])/2+[.L98])/10) * ([.N98]+[.M98]/100)" table:style-name="ce16">
            <text:p>4.49425287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10.045977011494253" table:formula="of:=(([.D99]+[.E99])/2) / ((([.J99]+[.K99])/2+[.L99])/10) * ([.N99]+[.M99]/100)" table:style-name="ce16">
            <text:p>10.0459770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22.689655172413794" table:formula="of:=(([.D100]+[.E100])/2) / ((([.J100]+[.K100])/2+[.L100])/10) * ([.N100]+[.M100]/100)" table:style-name="ce16">
            <text:p>22.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5.0804597701149428" table:formula="of:=(([.D101]+[.E101])/2) / ((([.J101]+[.K101])/2+[.L101])/10) * ([.N101]+[.M101]/100)" table:style-name="ce16">
            <text:p>5.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11.574712643678161" table:formula="of:=(([.D102]+[.E102])/2) / ((([.J102]+[.K102])/2+[.L102])/10) * ([.N102]+[.M102]/100)" table:style-name="ce16">
            <text:p>11.5747126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25.827586206896555" table:formula="of:=(([.D103]+[.E103])/2) / ((([.J103]+[.K103])/2+[.L103])/10) * ([.N103]+[.M103]/100)" table:style-name="ce16">
            <text:p>25.8275862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5.666666666666667" table:formula="of:=(([.D104]+[.E104])/2) / ((([.J104]+[.K104])/2+[.L104])/10) * ([.N104]+[.M104]/100)" table:style-name="ce16">
            <text:p>5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3.103448275862069" table:formula="of:=(([.D105]+[.E105])/2) / ((([.J105]+[.K105])/2+[.L105])/10) * ([.N105]+[.M105]/100)" table:style-name="ce16">
            <text:p>13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8.965517241379313" table:formula="of:=(([.D106]+[.E106])/2) / ((([.J106]+[.K106])/2+[.L106])/10) * ([.N106]+[.M106]/100)" table:style-name="ce16">
            <text:p>28.9655172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6.2528735632183912" table:formula="of:=(([.D107]+[.E107])/2) / ((([.J107]+[.K107])/2+[.L107])/10) * ([.N107]+[.M107]/100)" table:style-name="ce16">
            <text:p>6.25287356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4.195402298850576" table:formula="of:=(([.D108]+[.E108])/2) / ((([.J108]+[.K108])/2+[.L108])/10) * ([.N108]+[.M108]/100)" table:style-name="ce16">
            <text:p>14.1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32.103448275862071" table:formula="of:=(([.D109]+[.E109])/2) / ((([.J109]+[.K109])/2+[.L109])/10) * ([.N109]+[.M109]/100)" table:style-name="ce16">
            <text:p>32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J110]+[.K110])/2+[.L110])/10) * ([.N110]+[.M11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4.1034482758620694" table:formula="of:=(([.D111]+[.E111])/2) / ((([.J111]+[.K111])/2+[.L111])/10) * ([.N111]+[.M111]/100)" table:style-name="ce16">
            <text:p>4.103448276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9.1724137931034502" table:formula="of:=(([.D112]+[.E112])/2) / ((([.J112]+[.K112])/2+[.L112])/10) * ([.N112]+[.M112]/100)" table:style-name="ce16">
            <text:p>9.172413793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20.27586206896552" table:formula="of:=(([.D113]+[.E113])/2) / ((([.J113]+[.K113])/2+[.L113])/10) * ([.N113]+[.M113]/100)" table:style-name="ce16">
            <text:p>20.2758620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J114]+[.K114])/2+[.L114])/10) * ([.N114]+[.M11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2.853717026378897" table:formula="of:=(([.D115]+[.E115])/2) / ((([.J115]+[.K115])/2+[.L115])/10) * ([.N115]+[.M115]/100)" table:style-name="ce16">
            <text:p>12.8537170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6.115107913669064" table:formula="of:=(([.D116]+[.E116])/2) / ((([.J116]+[.K116])/2+[.L116])/10) * ([.N116]+[.M116]/100)" table:style-name="ce16">
            <text:p>16.115107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9.952038369304557" table:formula="of:=(([.D117]+[.E117])/2) / ((([.J117]+[.K117])/2+[.L117])/10) * ([.N117]+[.M117]/100)" table:style-name="ce16">
            <text:p>19.9520383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J118]+[.K118])/2+[.L118])/10) * ([.N118]+[.M11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3.929411764705883" table:formula="of:=(([.D119]+[.E119])/2) / ((([.J119]+[.K119])/2+[.L119])/10) * ([.N119]+[.M119]/100)" table:style-name="ce16">
            <text:p>13.9294117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9.200000000000003" table:formula="of:=(([.D120]+[.E120])/2) / ((([.J120]+[.K120])/2+[.L120])/10) * ([.N120]+[.M120]/100)" table:style-name="ce16">
            <text:p>19.2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J121]+[.K121])/2+[.L121])/10) * ([.N121]+[.M12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7.6190476190476195" table:formula="of:=(([.D122]+[.E122])/2) / ((([.J122]+[.K122])/2+[.L122])/10) * ([.N122]+[.M122]/100)" table:style-name="ce16">
            <text:p>7.6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9.5238095238095237" table:formula="of:=(([.D123]+[.E123])/2) / ((([.J123]+[.K123])/2+[.L123])/10) * ([.N123]+[.M123]/100)" table:style-name="ce16">
            <text:p>9.5238095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J124]+[.K124])/2+[.L124])/10) * ([.N124]+[.M12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8275862068965516" table:formula="of:=(([.D125]+[.E125])/2) / ((([.J125]+[.K125])/2+[.L125])/10) * ([.N125]+[.M125]/100)" table:style-name="ce16">
            <text:p>4.827586207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J126]+[.K126])/2+[.L126])/10) * ([.N126]+[.M12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27]+[.E127])/2) / ((([.J127]+[.K127])/2+[.L127])/10) * ([.N127]+[.M127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28]+[.E128])/2) / ((([.J128]+[.K128])/2+[.L128])/10) * ([.N128]+[.M128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29]+[.E129])/2) / ((([.J129]+[.K129])/2+[.L129])/10) * ([.N129]+[.M129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0]+[.E130])/2) / ((([.J130]+[.K130])/2+[.L130])/10) * ([.N130]+[.M130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1]+[.E131])/2) / ((([.J131]+[.K131])/2+[.L131])/10) * ([.N131]+[.M131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2]+[.E132])/2) / ((([.J132]+[.K132])/2+[.L132])/10) * ([.N132]+[.M132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3]+[.E133])/2) / ((([.J133]+[.K133])/2+[.L133])/10) * ([.N133]+[.M133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4]+[.E134])/2) / ((([.J134]+[.K134])/2+[.L134])/10) * ([.N134]+[.M134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5]+[.E135])/2) / ((([.J135]+[.K135])/2+[.L135])/10) * ([.N135]+[.M135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6]+[.E136])/2) / ((([.J136]+[.K136])/2+[.L136])/10) * ([.N136]+[.M136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7]+[.E137])/2) / ((([.J137]+[.K137])/2+[.L137])/10) * ([.N137]+[.M137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8]+[.E138])/2) / ((([.J138]+[.K138])/2+[.L138])/10) * ([.N138]+[.M138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39]+[.E139])/2) / ((([.J139]+[.K139])/2+[.L139])/10) * ([.N139]+[.M139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0]+[.E140])/2) / ((([.J140]+[.K140])/2+[.L140])/10) * ([.N140]+[.M140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1]+[.E141])/2) / ((([.J141]+[.K141])/2+[.L141])/10) * ([.N141]+[.M141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2]+[.E142])/2) / ((([.J142]+[.K142])/2+[.L142])/10) * ([.N142]+[.M142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3]+[.E143])/2) / ((([.J143]+[.K143])/2+[.L143])/10) * ([.N143]+[.M143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4]+[.E144])/2) / ((([.J144]+[.K144])/2+[.L144])/10) * ([.N144]+[.M144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5]+[.E145])/2) / ((([.J145]+[.K145])/2+[.L145])/10) * ([.N145]+[.M145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6]+[.E146])/2) / ((([.J146]+[.K146])/2+[.L146])/10) * ([.N146]+[.M146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7]+[.E147])/2) / ((([.J147]+[.K147])/2+[.L147])/10) * ([.N147]+[.M147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8]+[.E148])/2) / ((([.J148]+[.K148])/2+[.L148])/10) * ([.N148]+[.M148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9]+[.E149])/2) / ((([.J149]+[.K149])/2+[.L149])/10) * ([.N149]+[.M149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50]+[.E150])/2) / ((([.J150]+[.K150])/2+[.L150])/10) * ([.N150]+[.M150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J151]+[.K151])/2+[.L151])/10) * ([.N151]+[.M15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8" table:formula="of:=(([.D152]+[.E152])/2) / ((([.J152]+[.K152])/2+[.L152])/10) * ([.N152]+[.M152]/100)" table:style-name="ce16">
            <text:p>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2.3722222222222222" table:formula="of:=(([.D153]+[.E153])/2) / ((([.J153]+[.K153])/2+[.L153])/10) * ([.N153]+[.M153]/100)" table:style-name="ce16">
            <text:p>2.37222222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3.7241379310344831" table:formula="of:=(([.D154]+[.E154])/2) / ((([.J154]+[.K154])/2+[.L154])/10) * ([.N154]+[.M154]/100)" table:style-name="ce16">
            <text:p>3.7241379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7.293103448275863" table:formula="of:=(([.D155]+[.E155])/2) / ((([.J155]+[.K155])/2+[.L155])/10) * ([.N155]+[.M155]/100)" table:style-name="ce16">
            <text:p>7.29310344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9080459770114939" table:formula="of:=(([.D156]+[.E156])/2) / ((([.J156]+[.K156])/2+[.L156])/10) * ([.N156]+[.M156]/100)" table:style-name="ce16">
            <text:p>2.90804597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1724137931034484" table:formula="of:=(([.D157]+[.E157])/2) / ((([.J157]+[.K157])/2+[.L157])/10) * ([.N157]+[.M157]/100)" table:style-name="ce16">
            <text:p>5.1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201.14942528735634" table:formula="of:=(([.D158]+[.E158])/2) / ((([.J158]+[.K158])/2+[.L158])/10) * ([.N158]+[.M158]/100)" table:style-name="ce16">
            <text:p>201.1494253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J159]+[.K159])/2+[.L159])/10) * ([.N159]+[.M159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9038961038961038" table:formula="of:=(([.D160]+[.E160])/2) / ((([.J160]+[.K160])/2+[.L160])/10) * ([.N160]+[.M160]/100)" table:style-name="ce16">
            <text:p>4.90389610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1.922077922077923" table:formula="of:=(([.D161]+[.E161])/2) / ((([.J161]+[.K161])/2+[.L161])/10) * ([.N161]+[.M161]/100)" table:style-name="ce16">
            <text:p>11.9220779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31.000000000000004" table:formula="of:=(([.D162]+[.E162])/2) / ((([.J162]+[.K162])/2+[.L162])/10) * ([.N162]+[.M162]/100)" table:style-name="ce16">
            <text:p>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J163]+[.K163])/2+[.L163])/10) * ([.N163]+[.M163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5.4672897196261685" table:formula="of:=(([.D164]+[.E164])/2) / ((([.J164]+[.K164])/2+[.L164])/10) * ([.N164]+[.M164]/100)" table:style-name="ce16">
            <text:p>5.4672897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11.915887850467291" table:formula="of:=(([.D165]+[.E165])/2) / ((([.J165]+[.K165])/2+[.L165])/10) * ([.N165]+[.M165]/100)" table:style-name="ce16">
            <text:p>11.9158878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6]+[.E166])/2) / ((([.J166]+[.K166])/2+[.L166])/10) * ([.N166]+[.M166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7]+[.E167])/2) / ((([.J167]+[.K167])/2+[.L167])/10) * ([.N167]+[.M167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5.1206896551724146" table:formula="of:=(([.D168]+[.E168])/2) / ((([.J168]+[.K168])/2+[.L168])/10) * ([.N168]+[.M168]/100)" table:style-name="ce16">
            <text:p>5.12068965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10.241379310344829" table:formula="of:=(([.D169]+[.E169])/2) / ((([.J169]+[.K169])/2+[.L169])/10) * ([.N169]+[.M169]/100)" table:style-name="ce16">
            <text:p>10.2413793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J170]+[.K170])/2+[.L170])/10) * ([.N170]+[.M17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34.44933920704846" table:formula="of:=(([.D171]+[.E171])/2) / ((([.J171]+[.K171])/2+[.L171])/10) * ([.N171]+[.M171]/100)" table:style-name="ce16">
            <text:p>34.449339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J172]+[.K172])/2+[.L172])/10) * ([.N172]+[.M17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125" table:formula="of:=(([.D173]+[.E173])/2) / ((([.J173]+[.K173])/2+[.L173])/10) * ([.N173]+[.M173]/100)" table:style-name="ce16">
            <text:p>1.1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575" table:formula="of:=(([.D174]+[.E174])/2) / ((([.J174]+[.K174])/2+[.L174])/10) * ([.N174]+[.M174]/100)" table:style-name="ce16">
            <text:p>1.5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4750000000000001" table:formula="of:=(([.D175]+[.E175])/2) / ((([.J175]+[.K175])/2+[.L175])/10) * ([.N175]+[.M175]/100)" table:style-name="ce16">
            <text:p>2.4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J176]+[.K176])/2+[.L176])/10) * ([.N176]+[.M17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133.69565217391303" table:formula="of:=(([.D177]+[.E177])/2) / ((([.J177]+[.K177])/2+[.L177])/10) * ([.N177]+[.M177]/100)" table:style-name="ce16">
            <text:p>133.6956522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6.25" table:formula="of:=(([.D178]+[.E178])/2) / ((([.J178]+[.K178])/2+[.L178])/10) * ([.N178]+[.M178]/100)" table:style-name="ce16">
            <text:p>26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5199999999999996" table:formula="of:=(([.D179]+[.E179])/2) / ((([.J179]+[.K179])/2+[.L179])/10) * ([.N179]+[.M179]/100)" table:style-name="ce16">
            <text:p>3.52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6.4399999999999995" table:formula="of:=(([.D180]+[.E180])/2) / ((([.J180]+[.K180])/2+[.L180])/10) * ([.N180]+[.M180]/100)" table:style-name="ce16">
            <text:p>6.4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284.09090909090912" table:formula="of:=(([.D181]+[.E181])/2) / ((([.J181]+[.K181])/2+[.L181])/10) * ([.N181]+[.M181]/100)" table:style-name="ce16">
            <text:p>284.09090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357.43243243243239" table:formula="of:=(([.D182]+[.E182])/2) / ((([.J182]+[.K182])/2+[.L182])/10) * ([.N182]+[.M182]/100)" table:style-name="ce16">
            <text:p>357.432432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839.28571428571433" table:formula="of:=(([.D183]+[.E183])/2) / ((([.J183]+[.K183])/2+[.L183])/10) * ([.N183]+[.M183]/100)" table:style-name="ce16">
            <text:p>839.2857143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4]+[.E184])/2) / ((([.J184]+[.K184])/2+[.L184])/10) * ([.N184]+[.M184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445.65217391304344" table:formula="of:=(([.D185]+[.E185])/2) / ((([.J185]+[.K185])/2+[.L185])/10) * ([.N185]+[.M185]/100)" table:style-name="ce16">
            <text:p>445.6521739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95.238095238095241" table:formula="of:=(([.D186]+[.E186])/2) / ((([.J186]+[.K186])/2+[.L186])/10) * ([.N186]+[.M186]/100)" table:style-name="ce16">
            <text:p>95.23809524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7]+[.E187])/2) / ((([.J187]+[.K187])/2+[.L187])/10) * ([.N187]+[.M187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526.42857142857144" table:formula="of:=(([.D188]+[.E188])/2) / ((([.J188]+[.K188])/2+[.L188])/10) * ([.N188]+[.M188]/100)" table:style-name="ce16">
            <text:p>526.4285714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763.8888888888888" table:formula="of:=(([.D189]+[.E189])/2) / ((([.J189]+[.K189])/2+[.L189])/10) * ([.N189]+[.M189]/100)" table:style-name="ce16">
            <text:p>763.8888889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330" table:formula="of:=(([.D190]+[.E190])/2) / ((([.J190]+[.K190])/2+[.L190])/10) * ([.N190]+[.M190]/100)" table:style-name="ce16">
            <text:p>330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79.34782608695653" table:formula="of:=(([.D191]+[.E191])/2) / ((([.J191]+[.K191])/2+[.L191])/10) * ([.N191]+[.M191]/100)" table:style-name="ce16">
            <text:p>179.3478261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61.875" table:formula="of:=(([.D192]+[.E192])/2) / ((([.J192]+[.K192])/2+[.L192])/10) * ([.N192]+[.M192]/100)" table:style-name="ce16">
            <text:p>61.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3]+[.E193])/2) / ((([.J193]+[.K193])/2+[.L193])/10) * ([.N193]+[.M193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4]+[.E194])/2) / ((([.J194]+[.K194])/2+[.L194])/10) * ([.N194]+[.M194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5]+[.E195])/2) / ((([.J195]+[.K195])/2+[.L195])/10) * ([.N195]+[.M195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0"/>
          <table:table-cell table:number-columns-repeated="16364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6T17:07:53Z</dc:date>
    <meta:editing-cycles>190</meta:editing-cycles>
    <meta:editing-duration>PT587432S</meta:editing-duration>
  </office:meta>
</office:document-meta>
</file>